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6.61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5.98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8.4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A1:.N1]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P1]=[.R1];&quot;○&quot;;&quot;☓&quot;)" office:value-type="string" office:string-value="☓" calcext:value-type="string">
            <text:p>☓</text:p>
          </table:table-cell>
          <table:table-cell table:formula="of:=[.P1]/[.R1]" office:value-type="float" office:value="0.666666666666667" calcext:value-type="float">
            <text:p>0.6666666667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A2:.N2]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[.P2]=[.R2];&quot;○&quot;;&quot;☓&quot;)" office:value-type="string" office:string-value="☓" calcext:value-type="string">
            <text:p>☓</text:p>
          </table:table-cell>
          <table:table-cell table:formula="of:=[.P2]/[.R2]" office:value-type="float" office:value="0.75" calcext:value-type="float">
            <text:p>0.75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formula="of:=SUM([.A3:.N3]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P3]=[.R3];&quot;○&quot;;&quot;☓&quot;)" office:value-type="string" office:string-value="☓" calcext:value-type="string">
            <text:p>☓</text:p>
          </table:table-cell>
          <table:table-cell table:formula="of:=[.P3]/[.R3]" office:value-type="float" office:value="1.33333333333333" calcext:value-type="float">
            <text:p>1.33333333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A4:.N4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[.P4]=[.R4];&quot;○&quot;;&quot;☓&quot;)" office:value-type="string" office:string-value="○" calcext:value-type="string">
            <text:p>○</text:p>
          </table:table-cell>
          <table:table-cell table:formula="of:=[.P4]/[.R4]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5:.N5]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[.P5]=[.R5];&quot;○&quot;;&quot;☓&quot;)" office:value-type="string" office:string-value="☓" calcext:value-type="string">
            <text:p>☓</text:p>
          </table:table-cell>
          <table:table-cell table:formula="of:=[.P5]/[.R5]" office:value-type="float" office:value="0.75" calcext:value-type="float">
            <text:p>0.7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6:.N6]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P6]=[.R6];&quot;○&quot;;&quot;☓&quot;)" office:value-type="string" office:string-value="☓" calcext:value-type="string">
            <text:p>☓</text:p>
          </table:table-cell>
          <table:table-cell table:formula="of:=[.P6]/[.R6]" office:value-type="float" office:value="1.33333333333333" calcext:value-type="float">
            <text:p>1.333333333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A7:.N7]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P7]=[.R7];&quot;○&quot;;&quot;☓&quot;)" office:value-type="string" office:string-value="☓" calcext:value-type="string">
            <text:p>☓</text:p>
          </table:table-cell>
          <table:table-cell table:formula="of:=[.P7]/[.R7]" office:value-type="float" office:value="0.666666666666667" calcext:value-type="float">
            <text:p>0.6666666667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SUM([.A8:.N8]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P8]=[.R8];&quot;○&quot;;&quot;☓&quot;)" office:value-type="string" office:string-value="☓" calcext:value-type="string">
            <text:p>☓</text:p>
          </table:table-cell>
          <table:table-cell table:formula="of:=[.P8]/[.R8]" office:value-type="float" office:value="0.333333333333333" calcext:value-type="float">
            <text:p>0.3333333333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SUM([.A9:.N9]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P9]=[.R9];&quot;○&quot;;&quot;☓&quot;)" office:value-type="string" office:string-value="☓" calcext:value-type="string">
            <text:p>☓</text:p>
          </table:table-cell>
          <table:table-cell table:formula="of:=[.P9]/[.R9]" office:value-type="float" office:value="1.33333333333333" calcext:value-type="float">
            <text:p>1.33333333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SUM([.A10:.N10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[.P10]=[.R10];&quot;○&quot;;&quot;☓&quot;)" office:value-type="string" office:string-value="○" calcext:value-type="string">
            <text:p>○</text:p>
          </table:table-cell>
          <table:table-cell table:formula="of:=[.P10]/[.R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A11:.N11]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P11]=[.R11];&quot;○&quot;;&quot;☓&quot;)" office:value-type="string" office:string-value="☓" calcext:value-type="string">
            <text:p>☓</text:p>
          </table:table-cell>
          <table:table-cell table:formula="of:=[.P11]/[.R11]" office:value-type="float" office:value="1.33333333333333" calcext:value-type="float">
            <text:p>1.333333333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formula="of:=SUM([.A1:.A11])" office:value-type="float" office:value="3" calcext:value-type="float">
            <text:p>3</text:p>
          </table:table-cell>
          <table:table-cell table:formula="of:=SUM([.B1:.B11])" office:value-type="float" office:value="2" calcext:value-type="float">
            <text:p>2</text:p>
          </table:table-cell>
          <table:table-cell table:formula="of:=SUM([.C1:.C11])" office:value-type="float" office:value="3" calcext:value-type="float">
            <text:p>3</text:p>
          </table:table-cell>
          <table:table-cell table:formula="of:=SUM([.D1:.D11])" office:value-type="float" office:value="2" calcext:value-type="float">
            <text:p>2</text:p>
          </table:table-cell>
          <table:table-cell table:formula="of:=SUM([.E1:.E11])" office:value-type="float" office:value="3" calcext:value-type="float">
            <text:p>3</text:p>
          </table:table-cell>
          <table:table-cell table:formula="of:=SUM([.F1:.F11])" office:value-type="float" office:value="2" calcext:value-type="float">
            <text:p>2</text:p>
          </table:table-cell>
          <table:table-cell table:formula="of:=SUM([.G1:.G11])" office:value-type="float" office:value="3" calcext:value-type="float">
            <text:p>3</text:p>
          </table:table-cell>
          <table:table-cell table:formula="of:=SUM([.H1:.H11])" office:value-type="float" office:value="2" calcext:value-type="float">
            <text:p>2</text:p>
          </table:table-cell>
          <table:table-cell table:formula="of:=SUM([.I1:.I11])" office:value-type="float" office:value="3" calcext:value-type="float">
            <text:p>3</text:p>
          </table:table-cell>
          <table:table-cell table:formula="of:=SUM([.J1:.J11])" office:value-type="float" office:value="2" calcext:value-type="float">
            <text:p>2</text:p>
          </table:table-cell>
          <table:table-cell table:formula="of:=SUM([.K1:.K11])" office:value-type="float" office:value="3" calcext:value-type="float">
            <text:p>3</text:p>
          </table:table-cell>
          <table:table-cell table:formula="of:=SUM([.L1:.L11])" office:value-type="float" office:value="2" calcext:value-type="float">
            <text:p>2</text:p>
          </table:table-cell>
          <table:table-cell table:formula="of:=SUM([.M1:.M11])" office:value-type="float" office:value="3" calcext:value-type="float">
            <text:p>3</text:p>
          </table:table-cell>
          <table:table-cell table:formula="of:=SUM([.N1:.N11])" office:value-type="float" office:value="2" calcext:value-type="float">
            <text:p>2</text:p>
          </table:table-cell>
          <table:table-cell/>
          <table:table-cell table:formula="of:=SUM([.A13:.N13])" office:value-type="float" office:value="35" calcext:value-type="float">
            <text:p>35</text:p>
          </table:table-cell>
          <table:table-cell/>
          <table:table-cell table:formula="of:=SUM([.R1:.R11]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IF([.A13]=[.A15];&quot;○&quot;;&quot;☓&quot;)" office:value-type="string" office:string-value="○" calcext:value-type="string">
            <text:p>○</text:p>
          </table:table-cell>
          <table:table-cell table:formula="of:=IF([.B13]=[.B15];&quot;○&quot;;&quot;☓&quot;)" office:value-type="string" office:string-value="○" calcext:value-type="string">
            <text:p>○</text:p>
          </table:table-cell>
          <table:table-cell table:formula="of:=IF([.C13]=[.C15];&quot;○&quot;;&quot;☓&quot;)" office:value-type="string" office:string-value="○" calcext:value-type="string">
            <text:p>○</text:p>
          </table:table-cell>
          <table:table-cell table:formula="of:=IF([.D13]=[.D15];&quot;○&quot;;&quot;☓&quot;)" office:value-type="string" office:string-value="○" calcext:value-type="string">
            <text:p>○</text:p>
          </table:table-cell>
          <table:table-cell table:formula="of:=IF([.E13]=[.E15];&quot;○&quot;;&quot;☓&quot;)" office:value-type="string" office:string-value="○" calcext:value-type="string">
            <text:p>○</text:p>
          </table:table-cell>
          <table:table-cell table:formula="of:=IF([.F13]=[.F15];&quot;○&quot;;&quot;☓&quot;)" office:value-type="string" office:string-value="○" calcext:value-type="string">
            <text:p>○</text:p>
          </table:table-cell>
          <table:table-cell table:formula="of:=IF([.G13]=[.G15];&quot;○&quot;;&quot;☓&quot;)" office:value-type="string" office:string-value="○" calcext:value-type="string">
            <text:p>○</text:p>
          </table:table-cell>
          <table:table-cell table:formula="of:=IF([.H13]=[.H15];&quot;○&quot;;&quot;☓&quot;)" office:value-type="string" office:string-value="○" calcext:value-type="string">
            <text:p>○</text:p>
          </table:table-cell>
          <table:table-cell table:formula="of:=IF([.I13]=[.I15];&quot;○&quot;;&quot;☓&quot;)" office:value-type="string" office:string-value="○" calcext:value-type="string">
            <text:p>○</text:p>
          </table:table-cell>
          <table:table-cell table:formula="of:=IF([.J13]=[.J15];&quot;○&quot;;&quot;☓&quot;)" office:value-type="string" office:string-value="○" calcext:value-type="string">
            <text:p>○</text:p>
          </table:table-cell>
          <table:table-cell table:formula="of:=IF([.K13]=[.K15];&quot;○&quot;;&quot;☓&quot;)" office:value-type="string" office:string-value="○" calcext:value-type="string">
            <text:p>○</text:p>
          </table:table-cell>
          <table:table-cell table:formula="of:=IF([.L13]=[.L15];&quot;○&quot;;&quot;☓&quot;)" office:value-type="string" office:string-value="○" calcext:value-type="string">
            <text:p>○</text:p>
          </table:table-cell>
          <table:table-cell table:formula="of:=IF([.M13]=[.M15];&quot;○&quot;;&quot;☓&quot;)" office:value-type="string" office:string-value="○" calcext:value-type="string">
            <text:p>○</text:p>
          </table:table-cell>
          <table:table-cell table:formula="of:=IF([.N13]=[.N15];&quot;○&quot;;&quot;☓&quot;)" office:value-type="string" office:string-value="○" calcext:value-type="string">
            <text:p>○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formula="of:=IF(OR([.A2];[.A4];[.A5];[.A10]);&quot;○&quot;;&quot;☓&quot;)" office:value-type="string" office:string-value="○" calcext:value-type="string">
            <text:p>○</text:p>
          </table:table-cell>
          <table:table-cell table:formula="of:=IF(OR([.B2];[.B4];[.B5];[.B10]);&quot;○&quot;;&quot;☓&quot;)" office:value-type="string" office:string-value="○" calcext:value-type="string">
            <text:p>○</text:p>
          </table:table-cell>
          <table:table-cell table:formula="of:=IF(OR([.C2];[.C4];[.C5];[.C10]);&quot;○&quot;;&quot;☓&quot;)" office:value-type="string" office:string-value="○" calcext:value-type="string">
            <text:p>○</text:p>
          </table:table-cell>
          <table:table-cell table:formula="of:=IF(OR([.D2];[.D4];[.D5];[.D10]);&quot;○&quot;;&quot;☓&quot;)" office:value-type="string" office:string-value="☓" calcext:value-type="string">
            <text:p>☓</text:p>
          </table:table-cell>
          <table:table-cell table:formula="of:=IF(OR([.E2];[.E4];[.E5];[.E10]);&quot;○&quot;;&quot;☓&quot;)" office:value-type="string" office:string-value="○" calcext:value-type="string">
            <text:p>○</text:p>
          </table:table-cell>
          <table:table-cell table:formula="of:=IF(OR([.F2];[.F4];[.F5];[.F10]);&quot;○&quot;;&quot;☓&quot;)" office:value-type="string" office:string-value="○" calcext:value-type="string">
            <text:p>○</text:p>
          </table:table-cell>
          <table:table-cell table:formula="of:=IF(OR([.G2];[.G4];[.G5];[.G10]);&quot;○&quot;;&quot;☓&quot;)" office:value-type="string" office:string-value="○" calcext:value-type="string">
            <text:p>○</text:p>
          </table:table-cell>
          <table:table-cell table:formula="of:=IF(OR([.H2];[.H4];[.H5];[.H10]);&quot;○&quot;;&quot;☓&quot;)" office:value-type="string" office:string-value="○" calcext:value-type="string">
            <text:p>○</text:p>
          </table:table-cell>
          <table:table-cell table:formula="of:=IF(OR([.I2];[.I4];[.I5];[.I10]);&quot;○&quot;;&quot;☓&quot;)" office:value-type="string" office:string-value="○" calcext:value-type="string">
            <text:p>○</text:p>
          </table:table-cell>
          <table:table-cell table:formula="of:=IF(OR([.J2];[.J4];[.J5];[.J10]);&quot;○&quot;;&quot;☓&quot;)" office:value-type="string" office:string-value="○" calcext:value-type="string">
            <text:p>○</text:p>
          </table:table-cell>
          <table:table-cell table:formula="of:=IF(OR([.K2];[.K4];[.K5];[.K10]);&quot;○&quot;;&quot;☓&quot;)" office:value-type="string" office:string-value="○" calcext:value-type="string">
            <text:p>○</text:p>
          </table:table-cell>
          <table:table-cell table:formula="of:=IF(OR([.L2];[.L4];[.L5];[.L10]);&quot;○&quot;;&quot;☓&quot;)" office:value-type="string" office:string-value="○" calcext:value-type="string">
            <text:p>○</text:p>
          </table:table-cell>
          <table:table-cell table:formula="of:=IF(OR([.M2];[.M4];[.M5];[.M10]);&quot;○&quot;;&quot;☓&quot;)" office:value-type="string" office:string-value="○" calcext:value-type="string">
            <text:p>○</text:p>
          </table:table-cell>
          <table:table-cell table:formula="of:=IF(OR([.N2];[.N4];[.N5];[.N10]);&quot;○&quot;;&quot;☓&quot;)" office:value-type="string" office:string-value="○" calcext:value-type="string">
            <text:p>○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02:13:13.328681986</meta:creation-date>
    <dc:date>2017-08-27T06:23:42.244277353</dc:date>
    <meta:editing-duration>PT4M57S</meta:editing-duration>
    <meta:editing-cycles>1</meta:editing-cycles>
    <meta:document-statistic meta:table-count="1" meta:cell-count="256" meta:object-count="0"/>
    <meta:generator>LibreOffice/5.1.6.2$Linux_X86_64 LibreOffice_project/10m0$Build-2</meta:generator>
  </office:meta>
</office:document-meta>
</file>